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abelEndFunction.eval( Property [ ] args , PropertyInfo pInfo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LabelEndFunction.nbAr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